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UPDATEPROJEC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UpdateProject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constructor</text:p>
          </table:table-cell>
          <table:table-cell table:style-name="Table3.B2" office:value-type="string">
            <text:p text:style-name="P11">name</text:p>
          </table:table-cell>
          <table:table-cell table:style-name="Table3.C2" office:value-type="string">
            <text:p text:style-name="P11">Proyecto 1</text:p>
          </table:table-cell>
        </table:table-row>
        <table:table-row>
          <table:table-cell table:style-name="Table3.A2" office:value-type="string">
            <text:p text:style-name="P11">setAuthor</text:p>
          </table:table-cell>
          <table:table-cell table:style-name="Table3.B2" office:value-type="string">
            <text:p text:style-name="P11">author</text:p>
          </table:table-cell>
          <table:table-cell table:style-name="Table3.C2" office:value-type="string">
            <text:p text:style-name="P11">Un autor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updateproject&gt;</text:p>
      <text:p text:style-name="P12"><text:tab/>&lt;name&gt;Proyecto 1&lt;/name&gt;</text:p>
      <text:p text:style-name="P12"><text:tab/>&lt;author&gt;Un autor&lt;/author&gt;</text:p>
      <text:p text:style-name="P12">&lt;/updateproject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1:00:05</dc:date>
    <dc:language>es-CO</dc:language>
    <meta:editing-cycles>69</meta:editing-cycles>
    <meta:editing-duration>PT40M16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4" meta:word-count="71" meta:character-count="505"/>
  </office:meta>
</office:document-meta>
</file>